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subtitle">
      <style:graphic-properties draw:fill-color="#ffffff" fo:min-height="12.179cm"/>
    </style:style>
    <style:style style:name="pr2" style:family="presentation" style:parent-style-name="默认-notes">
      <style:graphic-properties draw:fill-color="#ffffff" fo:min-height="12.572cm"/>
    </style:style>
    <style:style style:name="pr3" style:family="presentation" style:parent-style-name="默认-outline1">
      <style:graphic-properties fo:min-height="11.929cm"/>
    </style:style>
    <style:style style:name="pr4" style:family="presentation" style:parent-style-name="默认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利用用神经网络降维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14.579cm" svg:x="1.6cm" svg:y="2.821cm" presentation:class="outline" presentation:user-transformed="true">
          <draw:text-box>
            <text:list text:style-name="L2">
              <text:list-header>
                <text:p>概述：</text:p>
              </text:list-header>
              <text:list-item>
                <text:p>自编码器：高维数据通过使用一个中心层（神经元个数小于维数）的多层神经网络可以转换为低维数据 ，并可以通过此网络重建输入向量。</text:p>
              </text:list-item>
              <text:list-item>
                <text:p>应用梯度下降法微调自动编码器的权值，但是只有在初始化权值较好时才能得到最优解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解决的问题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>最优化初始权重　</text:p>
                <text:p>初始权重－－&gt;逼近最优解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主要工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提出了一个有效的初始化权值的 方法</text:p>
                <text:p/>
                <text:p>利用深度自动编码网络来学习得到初始权值</text:p>
                <text:p/>
                <text:p>降维的效果上好于主成分分析。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14.579cm" svg:x="1.6cm" svg:y="2.821cm" presentation:class="outline" presentation:user-transformed="true">
          <draw:text-box>
            <text:list text:style-name="L2">
              <text:list-item>
                <text:p>特征降维的应用</text:p>
                <text:list>
                  <text:list-header>
                    <text:p/>
                    <text:list>
                      <text:list-item>
                        <text:p>分类，</text:p>
                      </text:list-item>
                      <text:list-item>
                        <text:p>视觉化，</text:p>
                      </text:list-item>
                      <text:list-item>
                        <text:p>通信</text:p>
                      </text:list-item>
                      <text:list-item>
                        <text:p>大数据存储<text:tab/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PC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寻找数据集合最大偏差方向 并 映射数据集到此方向，获得主成分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一种非线性的PCA 的推广</text:p>
                <text:p>利用一个自适应的、多层的编码网络，达到降维的目的。类似地，解码网络来重建数据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随机初始化权重，通过最小化原始数据及其重建数据之间的差异，进行训练。</text:p>
                <text:p>利用链规则来反馈错误，首先通过解码网络（Decoder），然后通过编码网络（Encoder），可以获得梯度。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如果初始权值比较接近最优解，那么就能能过梯度下降法很快训练得到最优解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但是通过一次学习一层特征的算法来找出这样的初始权值非常困难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挫折 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最优化有多层隐藏层（2－4层）的非线性自编码器的权值比较困难。</text:p>
              </text:list-item>
              <text:list-item>
                <text:p>使用大量的初始大参数，自编码器容易陷入局部最优</text:p>
              </text:list-item>
              <text:list-item>
                <text:p>使用小的初始化参数，前几层的梯度 较小，使自编码器 的多层训练变得不可行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解决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通过“预训练”可以得到比较接近最优解的初始权值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算法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etraining－－RBM模型，获得一个比较好的初始W。通过CD-1算法先获得参数W、b的初始值</text:p>
              </text:list-item>
              <text:list-item>
                <text:p>Unrolling－－根据encode的输出，获得重构图像的过程</text:p>
              </text:list-item>
              <text:list-item>
                <text:p>Fine-tuning－－随机梯度下降，参数调整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3" draw:layer="layout" svg:width="25.199cm" svg:height="14.579cm" svg:x="1.6cm" svg:y="2.821cm" presentation:class="outline" presentation:user-transformed="true">
          <draw:text-box>
            <text:list text:style-name="L2">
              <text:list-item>
                <text:p>训练完一层网络之后，生成数据作为学习第二层特征的输入。</text:p>
              </text:list-item>
              <text:list-item>
                <text:p>第一层的特征探测子成为第二层RBM的可见元。</text:p>
              </text:list-item>
              <text:list-item>
                <text:p>逐层学习－－&gt;权重最优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在预训练多层特征探测器之后，该模型是“"unfolded" 以产生最初使用相同权重的编码器和解码器网络。 </text:p>
              </text:list-item>
              <text:list-item>
                <text:p>全局微调阶段然后用确定性的实值概率代替随机活动，并通过整个自动编码器使用反向传播来微调权重以实现最佳重构<text:tab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处理连续数据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第一层RBM隐藏元保持二进制，可见元使用高斯噪音处理过的线性单元取代(10)。</text:p>
              </text:list-item>
              <text:list-item>
                <text:p>噪音单元变量，隐藏元的随机更新规则不变，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实验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使用逻辑斯特输出单元在自编码器</text:p>
              </text:list-item>
              <text:list-item>
                <text:p>学习的 参数微调阶段使用 最小化 交叉熵损失</text:p>
                <text:p/>
              </text:list-item>
              <text:list-item>
                <text:p>经过预训练可以很大地降低训练时间</text:p>
              </text:list-item>
              <text:list-item>
                <text:p>参数相同时，深度自编码器 可以比浅层模型 产生更低的重建误差，但是这种 优势会随着参数增长而递减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检验结果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提取所有的MINIST训练集的 编码－－取得了比PCA更好的重建结果</text:p>
              </text:list-item>
              <text:list-item>
                <text:p>当训练用于文档，自编码器产生 允许快速检索的 编码。</text:p>
              </text:list-item>
              <text:list-item>
                <text:p>逐层预训练 用于 分类和回归。降低了MNIST手写数字识别错误率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疑问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35:52.438544382</meta:creation-date>
    <dc:date>2018-04-18T18:15:51.450793920</dc:date>
    <meta:editing-duration>PT2H49M12S</meta:editing-duration>
    <meta:editing-cycles>52</meta:editing-cycles>
    <meta:generator>LibreOffice/5.4.6.2$Linux_X86_64 LibreOffice_project/40m0$Build-2</meta:generator>
    <meta:document-statistic meta:object-count="88"/>
  </office:meta>
</office:document-meta>
</file>